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ctwithoutfill">
      <style:graphic-properties svg:stroke-width="0.2cm" draw:marker-start-width="0.51cm" draw:marker-end="Arrow" draw:marker-end-width="0.61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2.265cm"/>
    </style:style>
    <style:style style:name="gr5" style:family="graphic" style:parent-style-name="objectwithoutfill">
      <style:graphic-properties svg:stroke-width="0.2cm" draw:marker-start-width="0.52cm" draw:marker-end="Arrow" draw:marker-end-width="0.62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2cm" fo:min-width="3.1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11cm"/>
    </style:style>
    <style:style style:name="gr9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1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03cm" draw:marker-start-width="0.25cm" draw:marker-end-width="0.25cm" draw:fill-color="#99ccff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2cm" draw:marker-start-width="0.52cm" draw:marker-end="Linienende_20_1" draw:marker-end-width="0.62cm" draw:fill="none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="dash" draw:stroke-dash="Fine_20_Dott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03cm" draw:marker-start-width="0.25cm" draw:marker-end-width="0.25cm" draw:fill="solid" draw:fill-color="#eeeeee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draw:marker-start-width="0.25cm" draw:marker-end-width="0.25cm" draw:fill="hatch" draw:fill-color="#eeeeee" draw:fill-hatch-name="Black_20_45_20_Degrees" draw:fill-hatch-solid="false" draw:opacity="45%" draw:textarea-horizontal-align="justify" draw:textarea-vertical-align="middle" draw:auto-grow-height="false" fo:padding-top="0.14cm" fo:padding-bottom="0.14cm" fo:padding-left="0.265cm" fo:padding-right="0.265cm" draw:shadow-opacity="45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4cm" fo:min-width="3.011cm"/>
    </style:style>
    <style:style style:name="gr22" style:family="graphic" style:parent-style-name="standard">
      <style:graphic-properties svg:stroke-width="0.1cm" svg:stroke-color="#000000" draw:marker-start-width="0.35cm" draw:marker-end-width="0.3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svg:stroke-width="0.03cm" draw:marker-start-width="0.25cm" draw:marker-end-width="0.2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2cm" draw:marker-start-width="0.52cm" draw:marker-end="Linienende_20_1" draw:marker-end-width="0.62cm" draw:fill="solid" draw:fill-color="#eeeeee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svg:stroke-width="0.2cm" draw:marker-start-width="0.52cm" draw:marker-end="Arrow" draw:marker-end-width="0.62cm" draw:fill="solid" draw:fill-color="#cccccc" draw:textarea-vertical-align="middle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2cm" draw:marker-start-width="0.5cm" draw:marker-end="Arrow" draw:marker-end-width="0.6cm" draw:fill="solid" draw:fill-color="#cccccc" draw:textarea-vertical-align="middle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draw:marker-start-width="0.5cm" draw:marker-end-width="0.5cm" draw:fill="solid" draw:fill-color="#cccccc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draw:stroke="solid" draw:stroke-dash="Fine_20_Dotted"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2" style:family="graphic" style:parent-style-name="objectwithoutfill">
      <style:graphic-properties draw:stroke="dash" draw:stroke-dash="Fine_20_Dashed" svg:stroke-width="0.2cm" draw:marker-start-width="0.8cm" draw:marker-end="" draw:marker-end-width="0.9cm" draw:fill="none" draw:textarea-vertical-align="middle" fo:padding-top="0.225cm" fo:padding-bottom="0.225cm" fo:padding-left="0.35cm" fo:padding-right="0.35cm"/>
    </style:style>
    <style:style style:name="gr33" style:family="graphic" style:parent-style-name="objectwithoutfill">
      <style:graphic-properties draw:stroke="dash" draw:stroke-dash="Fine_20_Dashed"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37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9" style:family="graphic" style:parent-style-name="objectwithoutfill">
      <style:graphic-properties draw:stroke="dash" draw:stroke-dash="Ultrafine_20_Dashed" svg:stroke-width="0.1cm" draw:marker-start-width="0.515cm" draw:marker-end="Small_20_Arrow" draw:marker-end-width="0.355cm" draw:fill="none" draw:textarea-vertical-align="middle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28pt" fo:font-style="italic" style:font-size-asian="28pt" style:font-style-asian="italic" style:font-size-complex="28pt" style:font-style-complex="italic"/>
    </style:style>
    <style:style style:name="P8" style:family="paragraph">
      <style:text-properties fo:font-size="25pt" fo:font-style="italic" style:font-size-asian="25pt" style:font-style-asian="italic" style:font-size-complex="25pt" style:font-style-complex="italic"/>
    </style:style>
    <style:style style:name="P9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font-size="26pt" fo:font-style="italic" fo:text-shadow="none" style:font-size-asian="26pt" style:font-style-asian="italic" style:font-size-complex="26pt" style:font-style-complex="italic"/>
    </style:style>
    <style:style style:name="P13" style:family="paragraph">
      <style:text-properties fo:font-size="32pt" fo:font-style="italic" style:font-size-asian="32pt" style:font-style-asian="italic" style:font-size-complex="32pt" style:font-style-complex="italic"/>
    </style:style>
    <style:style style:name="P14" style:family="paragraph">
      <style:text-properties fo:font-size="20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5pt" fo:font-style="italic" style:font-size-asian="25pt" style:font-style-asian="italic" style:font-size-complex="25pt" style:font-style-complex="italic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26pt" fo:font-style="italic" fo:text-shadow="none" style:font-size-asian="26pt" style:font-style-asian="italic" style:font-size-complex="26pt" style:font-style-complex="italic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40pt" fo:text-shadow="1pt 1pt" style:font-size-asian="40pt" style:font-size-complex="40pt"/>
    </style:style>
    <style:style style:name="T15" style:family="text">
      <style:text-properties fo:font-size="18pt" fo:font-weight="bold" style:font-size-asian="32pt" style:font-weight-asian="bold" style:font-size-complex="32pt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13.601cm" svg:height="8.981cm" svg:x="31.6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text:p text:style-name="P1"><text:span text:style-name="T1">Trajectory</text:span></text:p>
          <text:p text:style-name="P2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2"><text:span text:style-name="T2">Merging,</text:span></text:p>
          <text:p text:style-name="P2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9.201cm" svg:height="4.201cm" svg:x="12.718cm" svg:y="21.999cm">
          <text:p text:style-name="P2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6" draw:id="id6" draw:layer="layout" svg:width="10.001cm" svg:height="6.9cm" svg:x="27.628cm" svg:y="41cm">
          <text:p text:style-name="P1"><text:span text:style-name="T1">Parameter</text:span><text:span text:style-name="T5"><text:line-break/></text:span><text:span text:style-name="T5"/></text:p>
          <text:p text:style-name="P2"><text:span text:style-name="T2">Leaf node,</text:span><text:span text:style-name="T2"><text:line-break/></text:span><text:span text:style-name="T2">Data container</text:span></text:p>
          <text:p text:style-name="P2"><text:span text:style-name="T2">for single values</text:span></text:p>
          <text:p text:style-name="P2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7" draw:id="id7" draw:layer="layout" svg:width="10cm" svg:height="7cm" svg:x="39.4cm" svg:y="41cm">
          <text:p text:style-name="P1"><text:span text:style-name="T1">Result</text:span></text:p>
          <text:p text:style-name="P1"><text:span text:style-name="T1"/></text:p>
          <text:p text:style-name="P2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10.2cm" svg:height="7.2cm" svg:x="60.2cm" svg:y="10cm">
          <text:p text:style-name="P1"><text:span text:style-name="T1">Environment</text:span></text:p>
          <text:p text:style-name="P2"/>
          <text:p text:style-name="P2"><text:span text:style-name="T2">Multiprocessing,</text:span></text:p>
          <text:p text:style-name="P2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01cm" svg:y="50.971cm">
          <text:p text:style-name="P1"><text:span text:style-name="T2">ArrayParameter</text:span><text:span text:style-name="T2"><text:line-break/></text:span><text:span text:style-name="T2"/></text:p>
          <text:p text:style-name="P2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cm" svg:y="54.62cm">
          <text:p text:style-name="P1"><text:span text:style-name="T2">BrianParameter</text:span></text:p>
          <text:p text:style-name="P1"><text:span text:style-name="T2"/></text:p>
          <text:p text:style-name="P2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39.772cm" svg:y="50.823cm">
          <text:p text:style-name="P1"><text:span text:style-name="T2">SparseResult</text:span></text:p>
          <text:p text:style-name="P1"><text:span text:style-name="T2"/></text:p>
          <text:p text:style-name="P2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cm" svg:height="3.151cm" svg:x="39.8cm" svg:y="54.4cm">
          <text:p text:style-name="P1"><text:span text:style-name="T2">BrianMonitorResult</text:span></text:p>
          <text:p text:style-name="P1"><text:span text:style-name="T2"/></text:p>
          <text:p text:style-name="P2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3cm" svg:x="39.972cm" svg:y="57.574cm">
          <draw:text-box>
            <text:p><text:span text:style-name="T8">...</text:span></text:p>
          </draw:text-box>
        </draw:frame>
        <draw:frame draw:style-name="gr2" draw:text-style-name="P5" draw:layer="layout" svg:width="2.8cm" svg:height="1.83cm" svg:x="27.801cm" svg:y="57.771cm">
          <draw:text-box>
            <text:p><text:span text:style-name="T8">...</text:span></text:p>
          </draw:text-box>
        </draw:frame>
        <draw:connector draw:style-name="gr3" draw:text-style-name="P6" draw:layer="layout" draw:type="curve" svg:x1="60.2cm" svg:y1="13.6cm" svg:x2="45.201cm" svg:y2="18.687cm" draw:start-shape="id1" draw:start-glue-point="3" draw:end-shape="id2" svg:d="M60200 13600c-11248 0-3749 5087-14999 5087" svg:viewBox="0 0 15000 5088">
          <text:p/>
        </draw:connector>
        <draw:frame draw:style-name="gr4" draw:text-style-name="P7" draw:layer="layout" svg:width="12.2cm" svg:height="3.6cm" svg:x="46.6cm" svg:y="12.4cm">
          <draw:text-box>
            <text:p><text:span text:style-name="T9">Distributes to individual </text:span></text:p>
            <text:p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17.318cm" svg:y1="21.999cm" svg:x2="31.601cm" svg:y2="17.201cm" draw:start-shape="id3" draw:start-glue-point="0" draw:end-shape="id2" draw:end-glue-point="6" svg:d="M17318 21999c0-3199 4761-4798 14283-4798" svg:viewBox="0 0 14284 4799">
          <text:p/>
        </draw:connector>
        <draw:connector draw:style-name="gr3" draw:text-style-name="P6" draw:layer="layout" draw:type="curve" draw:line-skew="1.841cm" svg:x1="31.6cm" svg:y1="18.687cm" svg:x2="21.919cm" svg:y2="24.099cm" draw:start-shape="id2" draw:start-glue-point="3" draw:end-shape="id3" draw:end-glue-point="1" svg:d="M31600 18687c-4500 0 340 5412-9681 5412" svg:viewBox="0 0 9682 5413">
          <text:p/>
        </draw:connector>
        <draw:frame draw:style-name="gr6" draw:text-style-name="P7" draw:layer="layout" svg:width="6.8cm" svg:height="3.566cm" svg:x="22.6cm" svg:y="18.846cm">
          <draw:text-box>
            <text:p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2"/>&amp; loading</text:span></text:p>
          </draw:text-box>
        </draw:frame>
        <draw:frame draw:style-name="gr7" draw:text-style-name="P8" draw:layer="layout" svg:width="10.998cm" svg:height="2.233cm" svg:x="34.403cm" svg:y="48.296cm">
          <draw:text-box>
            <text:p><text:span text:style-name="T10">Special subclasses</text:span></text:p>
            <text:p><text:span text:style-name="T10">for non-standard data</text:span></text:p>
          </draw:text-box>
        </draw:frame>
        <draw:frame draw:style-name="gr8" draw:text-style-name="P7" draw:layer="layout" svg:width="9.2cm" svg:height="1.356cm" svg:x="20.4cm" svg:y="15.6cm">
          <draw:text-box>
            <text:p><text:span text:style-name="T9">Saves &amp; loads</text:span></text:p>
          </draw:text-box>
        </draw:frame>
        <draw:custom-shape draw:style-name="gr9" draw:text-style-name="P9" xml:id="id4" draw:id="id4" draw:layer="layout" svg:width="20cm" svg:height="5.4cm" svg:x="31.6cm" svg:y="2.4cm">
          <text:p text:style-name="P6"><text:span text:style-name="T11">Your Simul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65.3cm" svg:y1="10cm" svg:x2="51.6cm" svg:y2="5.1cm" draw:start-shape="id1" draw:start-glue-point="0" draw:end-shape="id4" draw:end-glue-point="7" svg:d="M65300 10000c0-3267-4566-4900-13700-4900" svg:viewBox="0 0 13701 4901">
          <text:p/>
        </draw:connector>
        <draw:connector draw:style-name="gr3" draw:text-style-name="P6" draw:layer="layout" draw:type="curve" svg:x1="41.6cm" svg:y1="7.8cm" svg:x2="38.4cm" svg:y2="14.197cm" draw:start-shape="id4" draw:start-glue-point="6" draw:end-shape="id2" draw:end-glue-point="0" svg:d="M41600 7800c0 4824-3200 1626-3200 6397" svg:viewBox="0 0 3201 6398">
          <text:p/>
        </draw:connector>
        <draw:frame draw:style-name="gr10" draw:text-style-name="P10" draw:layer="layout" svg:width="7.432cm" svg:height="11cm" svg:x="53.168cm" svg:y="1.4cm">
          <draw:text-box>
            <text:p text:style-name="P6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1" draw:text-style-name="P11" draw:layer="layout" svg:width="7.868cm" svg:height="4.367cm" svg:x="30.8cm" svg:y="8.633cm">
          <draw:text-box>
            <text:p text:style-name="P6"><text:span text:style-name="T2">Uses as container</text:span></text:p>
            <text:p text:style-name="P6"><text:span text:style-name="T2">and source for </text:span><text:span text:style-name="T2"><text:line-break/></text:span><text:span text:style-name="T2">parameters</text:span></text:p>
            <text:p text:style-name="P6"><text:span text:style-name="T2">&amp; results</text:span></text:p>
          </draw:text-box>
        </draw:frame>
        <draw:custom-shape draw:style-name="gr1" draw:text-style-name="P4" xml:id="id5" draw:id="id5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GroupNode</text:span></text:p>
          <text:p text:style-name="P2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2"><text:span text:style-name="T2">`config_group`,</text:span></text:p>
          <text:p text:style-name="P2"><text:span text:style-name="T2">`parameter_group`,</text:span></text:p>
          <text:p text:style-name="P2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cm" svg:y1="23.178cm" svg:x2="38.4cm" svg:y2="28.6cm" draw:start-shape="id2" draw:start-glue-point="2" draw:end-shape="id5" draw:end-glue-point="0" svg:d="M38400 23178v5422" svg:viewBox="0 0 1 5423">
          <text:p/>
        </draw:connector>
        <draw:frame draw:style-name="gr11" draw:text-style-name="P12" draw:layer="layout" svg:width="10.421cm" svg:height="4.367cm" svg:x="38.979cm" svg:y="23.6cm">
          <draw:text-box>
            <text:p><text:span text:style-name="T12">4 Sub-tree group nodes:</text:span></text:p>
            <text:p><text:span text:style-name="T12">`config`, `parameters`,</text:span></text:p>
            <text:p><text:span text:style-name="T12">`derived_parameters`,</text:span></text:p>
            <text:p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5" draw:start-glue-point="2" draw:end-shape="id6" draw:end-glue-point="0" svg:d="M38400 37800c0 2401-5772 80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5" draw:start-glue-point="2" draw:end-shape="id7" svg:d="M38400 37800c0 2401 6000 802 6000 3200" svg:viewBox="0 0 6001 3201">
          <text:p/>
        </draw:connector>
        <draw:frame draw:style-name="gr11" draw:text-style-name="P13" draw:layer="layout" svg:width="2.513cm" svg:height="1.517cm" svg:x="37.487cm" svg:y="39.483cm">
          <draw:text-box>
            <text:p><text:span text:style-name="T13">0...*</text:span></text:p>
          </draw:text-box>
        </draw:frame>
        <draw:frame draw:style-name="gr12" draw:text-style-name="P13" draw:layer="layout" svg:width="2.513cm" svg:height="2.041cm" svg:x="46.887cm" svg:y="32.8cm">
          <draw:text-box>
            <text:p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5" draw:start-glue-point="5" draw:end-shape="id5" draw:end-glue-point="4" svg:d="M44800 35219c6813 0 6813-3870 0-3870" svg:viewBox="0 0 5111 3871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3" xml:id="id8" draw:id="id8" draw:layer="layout" svg:width="17.4cm" svg:height="6.385cm" svg:x="1.8cm" svg:y="19.615cm">
          <text:p text:style-name="P2"><text:span text:style-name="T1">#1: Pre-processing</text:span><text:span text:style-name="T3"><text:line-break/></text:span><text:span text:style-name="T4"><text:line-break/></text:span><text:span text:style-name="T2">Define parameters,</text:span></text:p>
          <text:p text:style-name="P2"><text:span text:style-name="T2">Prepare the experiment,</text:span></text:p>
          <text:p text:style-name="P2"><text:span text:style-name="T2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29.6cm" svg:height="33cm" svg:x="21.6cm" svg:y="6.22cm">
          <text:p text:style-name="P2"><text:span text:style-name="T1">#2: Run-phase</text:span><text:span text:style-name="T3"><text:line-break/></text:span><text:span text:style-name="T4"><text:line-break/></text:span><text:span text:style-name="T2">Execution of Parameter Exploration,</text:span></text:p>
          <text:p text:style-name="P2"><text:span text:style-name="T2">Computationally expensive (so do this in parallel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4cm" svg:y="16cm">
          <text:p text:style-name="P2"><text:span text:style-name="T1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19.6cm">
          <text:p text:style-name="P2"><text:span text:style-name="T1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23.4cm">
          <text:p text:style-name="P2"><text:span text:style-name="T1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27cm">
          <text:p text:style-name="P2"><text:span text:style-name="T1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4cm" svg:y="30.4cm">
          <text:p text:style-name="P2"><text:span text:style-name="T1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13cm" svg:height="6.385cm" svg:x="54cm" svg:y="19.4cm">
          <text:p text:style-name="P2"><text:span text:style-name="T1">#3: Post-processing</text:span><text:span text:style-name="T3"><text:line-break/></text:span><text:span text:style-name="T4"><text:line-break/></text:span><text:span text:style-name="T2">Collection of results,</text:span></text:p>
          <text:p text:style-name="P2"><text:span text:style-name="T2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11.4cm" svg:height="6.385cm" svg:x="71.52cm" svg:y="19.455cm">
          <text:p text:style-name="P2"><text:span text:style-name="T1">#4: Analysis</text:span><text:span text:style-name="T3"><text:line-break/></text:span><text:span text:style-name="T4"><text:line-break/></text:span><text:span text:style-name="T2">Computing statistics,</text:span></text:p>
          <text:p text:style-name="P2"><text:span text:style-name="T2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curve" svg:x1="19.2cm" svg:y1="22.807cm" svg:x2="21.6cm" svg:y2="22.72cm" draw:start-shape="id8" draw:start-glue-point="1" draw:end-shape="id9" svg:d="M19200 22807c1800 0 600-87 2400-87" svg:viewBox="0 0 2401 88">
          <text:p/>
        </draw:connector>
        <draw:connector draw:style-name="gr5" draw:text-style-name="P6" draw:layer="layout" draw:type="curve" svg:x1="51.2cm" svg:y1="22.72cm" svg:x2="51.2cm" svg:y2="22.72cm" draw:start-shape="id9" draw:end-shape="id9" svg:d="M51200 22720z" svg:viewBox="0 0 1 1">
          <text:p/>
        </draw:connector>
        <draw:connector draw:style-name="gr16" draw:text-style-name="P6" draw:layer="layout" draw:type="lines" svg:x1="51.1cm" svg:y1="22.62cm" svg:x2="54cm" svg:y2="22.592cm" draw:end-shape="id10" draw:end-glue-point="3" svg:d="M51100 22620l2385-28h515" svg:viewBox="0 0 2901 29">
          <text:p/>
        </draw:connector>
        <draw:line draw:style-name="gr17" draw:text-style-name="P6" draw:layer="layout" svg:x1="46.4cm" svg:y1="32cm" svg:x2="51.1cm" svg:y2="22.592cm">
          <text:p/>
        </draw:line>
        <draw:line draw:style-name="gr17" draw:text-style-name="P6" draw:layer="layout" svg:x1="46.2cm" svg:y1="28.4cm" svg:x2="51cm" svg:y2="22.492cm">
          <text:p/>
        </draw:line>
        <draw:line draw:style-name="gr17" draw:text-style-name="P6" draw:layer="layout" svg:x1="46.2cm" svg:y1="24.8cm" svg:x2="51cm" svg:y2="22.492cm">
          <text:p/>
        </draw:line>
        <draw:line draw:style-name="gr17" draw:text-style-name="P6" draw:layer="layout" svg:x1="46.2cm" svg:y1="21cm" svg:x2="51cm" svg:y2="22.492cm">
          <text:p/>
        </draw:line>
        <draw:line draw:style-name="gr17" draw:text-style-name="P6" draw:layer="layout" svg:x1="46.4cm" svg:y1="17.2cm" svg:x2="51cm" svg:y2="22.492cm">
          <text:p/>
        </draw:line>
        <draw:line draw:style-name="gr16" draw:text-style-name="P6" draw:layer="layout" svg:x1="21.6cm" svg:y1="22.72cm" svg:x2="30.4cm" svg:y2="17.2cm">
          <text:p/>
        </draw:line>
        <draw:line draw:style-name="gr16" draw:text-style-name="P6" draw:layer="layout" svg:x1="21.5cm" svg:y1="22.72cm" svg:x2="30.2cm" svg:y2="21cm">
          <text:p/>
        </draw:line>
        <draw:line draw:style-name="gr16" draw:text-style-name="P6" draw:layer="layout" svg:x1="21.5cm" svg:y1="22.72cm" svg:x2="30.2cm" svg:y2="24.8cm">
          <text:p/>
        </draw:line>
        <draw:line draw:style-name="gr16" draw:text-style-name="P6" draw:layer="layout" svg:x1="21.5cm" svg:y1="22.72cm" svg:x2="30.2cm" svg:y2="28.2cm">
          <text:p/>
        </draw:line>
        <draw:line draw:style-name="gr16" draw:text-style-name="P6" draw:layer="layout" svg:x1="21.5cm" svg:y1="22.72cm" svg:x2="30.4cm" svg:y2="31.8cm">
          <text:p/>
        </draw:line>
        <draw:connector draw:style-name="gr18" draw:text-style-name="P6" draw:layer="layout" draw:type="lines" svg:x1="67cm" svg:y1="22.592cm" svg:x2="71.52cm" svg:y2="22.647cm" draw:start-shape="id10" draw:start-glue-point="1" draw:end-shape="id11" draw:end-glue-point="3" svg:d="M67000 22592h516l3488 55h516" svg:viewBox="0 0 4521 56">
          <text:p/>
        </draw:connector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9" draw:text-style-name="P4" xml:id="id13" draw:id="id13" draw:layer="layout" svg:width="13.601cm" svg:height="8.981cm" svg:x="31.601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draw:glue-point draw:id="8" svg:x="-4.999cm" svg:y="-2.991cm"/>
          <text:p text:style-name="P1"><text:span text:style-name="T1">Trajectory</text:span></text:p>
          <text:p text:style-name="P1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1"><text:span text:style-name="T2">Merging,</text:span></text:p>
          <text:p text:style-name="P1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14" draw:id="id14" draw:layer="layout" svg:width="10.319cm" svg:height="5.201cm" svg:x="11.881cm" svg:y="9.599cm">
          <text:p text:style-name="P2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7" draw:id="id17" draw:layer="layout" svg:width="10.001cm" svg:height="6.9cm" svg:x="27.628cm" svg:y="41cm">
          <text:p text:style-name="P1"><text:span text:style-name="T1">Parameter</text:span><text:span text:style-name="T5"><text:line-break/></text:span><text:span text:style-name="T5"/></text:p>
          <text:p text:style-name="P2"><text:span text:style-name="T2">Leaf node,</text:span><text:span text:style-name="T2"><text:line-break/></text:span><text:span text:style-name="T2">Data container</text:span></text:p>
          <text:p text:style-name="P2"><text:span text:style-name="T2">for single values</text:span></text:p>
          <text:p text:style-name="P2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8" draw:id="id18" draw:layer="layout" svg:width="10cm" svg:height="7cm" svg:x="39.4cm" svg:y="41cm">
          <text:p text:style-name="P1"><text:span text:style-name="T1">Result</text:span></text:p>
          <text:p text:style-name="P1"><text:span text:style-name="T1"/></text:p>
          <text:p text:style-name="P2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2" draw:id="id12" draw:layer="layout" svg:width="10.2cm" svg:height="7.2cm" svg:x="57cm" svg:y="10.6cm">
          <text:p text:style-name="P1"><text:span text:style-name="T1">Environment</text:span></text:p>
          <text:p text:style-name="P2"><text:span text:style-name="T4"/></text:p>
          <text:p text:style-name="P2"><text:span text:style-name="T2">Multiprocessing,</text:span></text:p>
          <text:p text:style-name="P2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27.601cm" svg:y="50.971cm">
          <text:p text:style-name="P1"><text:span text:style-name="T2">ArrayParameter</text:span><text:span text:style-name="T2"><text:line-break/></text:span><text:span text:style-name="T2"/></text:p>
          <text:p text:style-name="P2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27.6cm" svg:y="54.62cm">
          <text:p text:style-name="P1"><text:span text:style-name="T2">BrianParameter</text:span></text:p>
          <text:p text:style-name="P1"><text:span text:style-name="T2"/></text:p>
          <text:p text:style-name="P2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39.772cm" svg:y="50.823cm">
          <text:p text:style-name="P1"><text:span text:style-name="T2">SparseResult</text:span></text:p>
          <text:p text:style-name="P1"><text:span text:style-name="T2"/></text:p>
          <text:p text:style-name="P2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cm" svg:height="3.151cm" svg:x="39.8cm" svg:y="54.4cm">
          <text:p text:style-name="P1"><text:span text:style-name="T2">BrianMonitorResult</text:span></text:p>
          <text:p text:style-name="P1"><text:span text:style-name="T2"/></text:p>
          <text:p text:style-name="P2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3cm" svg:x="39.972cm" svg:y="57.574cm">
          <draw:text-box>
            <text:p><text:span text:style-name="T8">...</text:span></text:p>
          </draw:text-box>
        </draw:frame>
        <draw:frame draw:style-name="gr2" draw:text-style-name="P5" draw:layer="layout" svg:width="2.8cm" svg:height="1.83cm" svg:x="27.801cm" svg:y="57.771cm">
          <draw:text-box>
            <text:p><text:span text:style-name="T8">...</text:span></text:p>
          </draw:text-box>
        </draw:frame>
        <draw:connector draw:style-name="gr3" draw:text-style-name="P6" draw:layer="layout" draw:type="curve" svg:x1="57cm" svg:y1="14.2cm" svg:x2="45.201cm" svg:y2="17.187cm" draw:start-shape="id12" draw:start-glue-point="3" draw:end-shape="id13" draw:end-glue-point="4" svg:d="M57000 14200c-8847 0-2948 2987-11799 2987" svg:viewBox="0 0 11800 2988">
          <text:p/>
        </draw:connector>
        <draw:frame draw:style-name="gr4" draw:text-style-name="P7" draw:layer="layout" svg:width="12.2cm" svg:height="3.6cm" svg:x="46cm" svg:y="12.4cm">
          <draw:text-box>
            <text:p><text:span text:style-name="T9">Distributes to individual </text:span></text:p>
            <text:p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22.2cm" svg:y1="12.199cm" svg:x2="31.602cm" svg:y2="16.001cm" draw:start-shape="id14" draw:start-glue-point="1" draw:end-shape="id13" draw:end-glue-point="8" svg:d="M22200 12199c7050 0 2349 3802 9402 3802" svg:viewBox="0 0 9403 3803">
          <text:p/>
        </draw:connector>
        <draw:connector draw:style-name="gr3" draw:text-style-name="P6" draw:layer="layout" draw:type="curve" svg:x1="31.602cm" svg:y1="17.201cm" svg:x2="17.04cm" svg:y2="14.8cm" draw:start-shape="id13" draw:start-glue-point="6" draw:end-shape="id14" draw:end-glue-point="2" svg:d="M31602 17201c-9708 0-14562-800-14562-2401" svg:viewBox="0 0 14563 2402">
          <text:p/>
        </draw:connector>
        <draw:frame draw:style-name="gr6" draw:text-style-name="P7" draw:layer="layout" svg:width="6.8cm" svg:height="3.566cm" svg:x="13.4cm" svg:y="16.6cm">
          <draw:text-box>
            <text:p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6"/>&amp; loading</text:span></text:p>
          </draw:text-box>
        </draw:frame>
        <draw:frame draw:style-name="gr7" draw:text-style-name="P8" draw:layer="layout" svg:width="10.998cm" svg:height="2.233cm" svg:x="34.403cm" svg:y="48.296cm">
          <draw:text-box>
            <text:p><text:span text:style-name="T10">Special subclasses</text:span></text:p>
            <text:p><text:span text:style-name="T10">for non-standard data</text:span></text:p>
          </draw:text-box>
        </draw:frame>
        <draw:frame draw:style-name="gr21" draw:text-style-name="P7" draw:layer="layout" svg:width="9.2cm" svg:height="1.444cm" svg:x="22.6cm" svg:y="10cm">
          <draw:text-box>
            <text:p><text:span text:style-name="T9">Saves &amp; loads</text:span></text:p>
          </draw:text-box>
        </draw:frame>
        <draw:custom-shape draw:style-name="gr22" draw:text-style-name="P9" xml:id="id15" draw:id="id15" draw:layer="layout" svg:width="20cm" svg:height="5.4cm" svg:x="31.6cm" svg:y="2.4cm">
          <text:p text:style-name="P6"><text:span text:style-name="T11">User Simulati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62.1cm" svg:y1="10.6cm" svg:x2="51.6cm" svg:y2="5.1cm" draw:start-shape="id12" draw:start-glue-point="0" draw:end-shape="id15" draw:end-glue-point="7" svg:d="M62100 10600c0-3667-3500-5500-10500-5500" svg:viewBox="0 0 10501 5501">
          <text:p/>
        </draw:connector>
        <draw:connector draw:style-name="gr3" draw:text-style-name="P6" draw:layer="layout" draw:type="curve" svg:x1="41.6cm" svg:y1="7.8cm" svg:x2="38.401cm" svg:y2="14.197cm" draw:start-shape="id15" draw:start-glue-point="6" draw:end-shape="id13" draw:end-glue-point="0" svg:d="M41600 7800c0 4824-3199 1626-3199 6397" svg:viewBox="0 0 3200 6398">
          <text:p/>
        </draw:connector>
        <draw:frame draw:style-name="gr10" draw:text-style-name="P10" draw:layer="layout" svg:width="7.432cm" svg:height="11cm" svg:x="53.168cm" svg:y="1.4cm">
          <draw:text-box>
            <text:p text:style-name="P6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1" draw:text-style-name="P11" draw:layer="layout" svg:width="7.868cm" svg:height="4.367cm" svg:x="31.602cm" svg:y="8.6cm">
          <draw:text-box>
            <text:p text:style-name="P6"><text:span text:style-name="T2">Uses as container</text:span></text:p>
            <text:p text:style-name="P6"><text:span text:style-name="T2">and source for </text:span><text:span text:style-name="T2"><text:line-break/></text:span><text:span text:style-name="T2">parameters</text:span></text:p>
            <text:p text:style-name="P6"><text:span text:style-name="T2">&amp; results</text:span></text:p>
          </draw:text-box>
        </draw:frame>
        <draw:custom-shape draw:style-name="gr19" draw:text-style-name="P4" xml:id="id16" draw:id="id16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GroupNode</text:span></text:p>
          <text:p text:style-name="P2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2"><text:span text:style-name="T2">`config_group`,</text:span></text:p>
          <text:p text:style-name="P2"><text:span text:style-name="T2">`parameter_group`,</text:span></text:p>
          <text:p text:style-name="P2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01cm" svg:y1="23.178cm" svg:x2="38.4cm" svg:y2="28.6cm" draw:start-shape="id13" draw:start-glue-point="2" draw:end-shape="id16" draw:end-glue-point="0" svg:d="M38401 23178c0 4066-1 1356-1 5422" svg:viewBox="0 0 2 5423">
          <text:p/>
        </draw:connector>
        <draw:frame draw:style-name="gr11" draw:text-style-name="P12" draw:layer="layout" svg:width="10.421cm" svg:height="4.367cm" svg:x="38.979cm" svg:y="23.6cm">
          <draw:text-box>
            <text:p><text:span text:style-name="T12">4 Sub-tree group nodes:</text:span></text:p>
            <text:p><text:span text:style-name="T12">`config`, `parameters`,</text:span></text:p>
            <text:p><text:span text:style-name="T12">`derived_parameters`,</text:span></text:p>
            <text:p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16" draw:start-glue-point="2" draw:end-shape="id17" draw:end-glue-point="0" svg:d="M38400 37800c0 2401-5772 80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16" draw:start-glue-point="2" draw:end-shape="id18" svg:d="M38400 37800c0 2401 6000 802 6000 3200" svg:viewBox="0 0 6001 3201">
          <text:p/>
        </draw:connector>
        <draw:frame draw:style-name="gr11" draw:text-style-name="P13" draw:layer="layout" svg:width="2.513cm" svg:height="1.517cm" svg:x="37.487cm" svg:y="39.483cm">
          <draw:text-box>
            <text:p><text:span text:style-name="T13">0...*</text:span></text:p>
          </draw:text-box>
        </draw:frame>
        <draw:frame draw:style-name="gr12" draw:text-style-name="P13" draw:layer="layout" svg:width="2.513cm" svg:height="2.041cm" svg:x="46.887cm" svg:y="32.8cm">
          <draw:text-box>
            <text:p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16" draw:start-glue-point="5" draw:end-shape="id16" draw:end-glue-point="4" svg:d="M44800 35219c6813 0 6813-3870 0-3870" svg:viewBox="0 0 5111 3871">
          <text:p/>
        </draw:connector>
        <draw:custom-shape draw:style-name="gr20" draw:text-style-name="P3" xml:id="id19" draw:id="id19" draw:layer="layout" svg:width="15.4cm" svg:height="5.201cm" svg:x="11.8cm" svg:y="30.599cm">
          <text:p text:style-name="P2"><text:span text:style-name="T1">Natural Naming Interface</text:span><text:span text:style-name="T3"><text:line-break/></text:span><text:span text:style-name="T4"><text:line-break/></text:span><text:span text:style-name="T2">Handles data modification</text:span></text:p>
          <text:p text:style-name="P2"><text:span text:style-name="T2">requests from 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draw:line-skew="1.699cm" svg:x1="31.602cm" svg:y1="19.999cm" svg:x2="27.2cm" svg:y2="33.199cm" draw:start-shape="id13" draw:start-glue-point="7" draw:end-shape="id19" draw:end-glue-point="1" svg:d="M31602 19999c-753 0 1448 13200-4402 13200" svg:viewBox="0 0 4403 13201">
          <text:p/>
        </draw:connector>
        <draw:frame draw:style-name="gr23" draw:text-style-name="P7" draw:layer="layout" svg:width="14.2cm" svg:height="2.461cm" svg:x="24.6cm" svg:y="25cm">
          <draw:text-box>
            <text:p><text:span text:style-name="T9">Passes user </text:span></text:p>
            <text:p><text:span text:style-name="T9">requests</text:span></text:p>
          </draw:text-box>
        </draw:frame>
        <draw:connector draw:style-name="gr3" draw:text-style-name="P6" draw:layer="layout" draw:type="curve" svg:x1="19.5cm" svg:y1="30.599cm" svg:x2="31.601cm" svg:y2="18.687cm" draw:start-shape="id19" draw:start-glue-point="0" draw:end-shape="id13" draw:end-glue-point="3" svg:d="M19500 30599c0-7942 4033-11912 12101-11912" svg:viewBox="0 0 12102 11913">
          <text:p/>
        </draw:connector>
        <draw:frame draw:style-name="gr23" draw:text-style-name="P7" draw:layer="layout" svg:width="14.2cm" svg:height="3.566cm" svg:x="12cm" svg:y="24.8cm">
          <draw:text-box>
            <text:p><text:span text:style-name="T9">Add, removes,</text:span></text:p>
            <text:p><text:span text:style-name="T9">or modifies data </text:span></text:p>
            <text:p><text:span text:style-name="T9">upon request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19" draw:text-style-name="P3" xml:id="id20" draw:id="id20" draw:layer="layout" svg:width="17.4cm" svg:height="6.385cm" svg:x="1.8cm" svg:y="19.615cm">
          <text:p text:style-name="P2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2"><text:span text:style-name="T17">Prepare the experiment,</text:span></text:p>
          <text:p text:style-name="P2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1" draw:id="id21" draw:layer="layout" svg:width="29.6cm" svg:height="33cm" svg:x="21.6cm" svg:y="6.22cm">
          <text:p text:style-name="P2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2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4cm" svg:y="16cm">
          <text:p text:style-name="P2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19.6cm">
          <text:p text:style-name="P2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23.4cm">
          <text:p text:style-name="P2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27cm">
          <text:p text:style-name="P2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4cm" svg:y="30.4cm">
          <text:p text:style-name="P2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2" draw:id="id22" draw:layer="layout" svg:width="16.4cm" svg:height="6.385cm" svg:x="54.2cm" svg:y="19.4cm">
          <text:p text:style-name="P2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2"><text:span text:style-name="T17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3" draw:id="id23" draw:layer="layout" svg:width="11.4cm" svg:height="6.385cm" svg:x="56.6cm" svg:y="7.215cm">
          <text:p text:style-name="P2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2"><text:span text:style-name="T17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6" draw:layer="layout" draw:type="curve" svg:x1="19.2cm" svg:y1="22.807cm" svg:x2="21.6cm" svg:y2="22.72cm" draw:start-shape="id20" draw:start-glue-point="1" draw:end-shape="id21" svg:d="M19200 22807c1800 0 600-87 2400-87" svg:viewBox="0 0 2401 88">
          <text:p/>
        </draw:connector>
        <draw:connector draw:style-name="gr26" draw:text-style-name="P6" draw:layer="layout" draw:type="curve" svg:x1="51.2cm" svg:y1="22.72cm" svg:x2="51.2cm" svg:y2="22.72cm" draw:start-shape="id21" draw:end-shape="id21" svg:d="M51200 22720z" svg:viewBox="0 0 1 1">
          <text:p/>
        </draw:connector>
        <draw:connector draw:style-name="gr27" draw:text-style-name="P6" draw:layer="layout" draw:type="lines" svg:x1="51.1cm" svg:y1="22.62cm" svg:x2="54.2cm" svg:y2="22.592cm" draw:end-shape="id22" draw:end-glue-point="3" svg:d="M51100 22620l2584-28h516" svg:viewBox="0 0 3101 29">
          <text:p/>
        </draw:connector>
        <draw:line draw:style-name="gr28" draw:text-style-name="P6" draw:layer="layout" svg:x1="46.4cm" svg:y1="32cm" svg:x2="51.1cm" svg:y2="22.592cm">
          <text:p/>
        </draw:line>
        <draw:line draw:style-name="gr28" draw:text-style-name="P6" draw:layer="layout" svg:x1="46.2cm" svg:y1="28.4cm" svg:x2="51cm" svg:y2="22.492cm">
          <text:p/>
        </draw:line>
        <draw:line draw:style-name="gr28" draw:text-style-name="P6" draw:layer="layout" svg:x1="46.2cm" svg:y1="24.8cm" svg:x2="51cm" svg:y2="22.492cm">
          <text:p/>
        </draw:line>
        <draw:line draw:style-name="gr28" draw:text-style-name="P6" draw:layer="layout" svg:x1="46.2cm" svg:y1="21cm" svg:x2="51cm" svg:y2="22.492cm">
          <text:p/>
        </draw:line>
        <draw:line draw:style-name="gr28" draw:text-style-name="P6" draw:layer="layout" svg:x1="46.4cm" svg:y1="17.2cm" svg:x2="51cm" svg:y2="22.492cm">
          <text:p/>
        </draw:line>
        <draw:line draw:style-name="gr29" draw:text-style-name="P6" draw:layer="layout" svg:x1="21.6cm" svg:y1="22.72cm" svg:x2="30.4cm" svg:y2="17.2cm">
          <text:p/>
        </draw:line>
        <draw:line draw:style-name="gr29" draw:text-style-name="P6" draw:layer="layout" svg:x1="21.5cm" svg:y1="22.72cm" svg:x2="30.2cm" svg:y2="21cm">
          <text:p/>
        </draw:line>
        <draw:line draw:style-name="gr29" draw:text-style-name="P6" draw:layer="layout" svg:x1="21.5cm" svg:y1="22.72cm" svg:x2="30.2cm" svg:y2="24.8cm">
          <text:p/>
        </draw:line>
        <draw:line draw:style-name="gr29" draw:text-style-name="P6" draw:layer="layout" svg:x1="21.5cm" svg:y1="22.72cm" svg:x2="30.2cm" svg:y2="28.2cm">
          <text:p/>
        </draw:line>
        <draw:line draw:style-name="gr29" draw:text-style-name="P6" xml:id="id25" draw:id="id25" draw:layer="layout" svg:x1="21.5cm" svg:y1="22.72cm" svg:x2="30.4cm" svg:y2="31.8cm">
          <text:p/>
        </draw:line>
        <draw:connector draw:style-name="gr30" draw:text-style-name="P6" draw:layer="layout" draw:type="lines" draw:line-skew="-0.884cm 1.3cm" svg:x1="62.4cm" svg:y1="19.4cm" svg:x2="62.3cm" svg:y2="13.6cm" draw:start-shape="id22" draw:start-glue-point="0" draw:end-shape="id23" draw:end-glue-point="2" svg:d="M62400 19400v-1400l-100-2585v-1815" svg:viewBox="0 0 101 5801">
          <text:p/>
        </draw:connector>
        <draw:custom-shape draw:style-name="gr31" draw:text-style-name="P6" xml:id="id24" draw:id="id24" draw:layer="layout" svg:width="1.8cm" svg:height="1.4cm" svg:x="32.4cm" svg:y="46.8cm">
          <text:p/>
          <draw:enhanced-geometry svg:viewBox="0 0 21600 21600" draw:type="rectangle" draw:enhanced-path="M 0 0 L 21600 0 21600 21600 0 21600 0 0 Z N"/>
        </draw:custom-shape>
        <draw:connector draw:style-name="gr32" draw:text-style-name="P6" draw:layer="layout" draw:type="curve" svg:x1="62.4cm" svg:y1="25.785cm" svg:x2="34.2cm" svg:y2="47.5cm" draw:start-shape="id22" draw:start-glue-point="2" draw:end-shape="id24" draw:end-glue-point="1" svg:d="M62400 25785c0 14477-9400 21715-28200 21715" svg:viewBox="0 0 28201 21716">
          <text:p/>
        </draw:connector>
        <draw:connector draw:style-name="gr33" draw:text-style-name="P6" draw:layer="layout" draw:type="curve" draw:line-skew="-0.335cm 8.2cm -5.55cm" svg:x1="34.2cm" svg:y1="47.5cm" svg:x2="21.5cm" svg:y2="27.26cm" draw:start-shape="id24" draw:start-glue-point="1" draw:end-shape="id25" draw:end-glue-point="3" svg:d="M34200 47500c247 0 166 0-9342 0-9507 0-12583-20240-3358-20240" svg:viewBox="0 0 18310 20241">
          <text:p/>
        </draw:connector>
        <draw:frame draw:style-name="gr23" draw:text-style-name="P15" draw:layer="layout" svg:width="15.4cm" svg:height="1.83cm" svg:x="28cm" svg:y="48.2cm">
          <draw:text-box>
            <text:p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19" draw:text-style-name="P3" xml:id="id26" draw:id="id26" draw:layer="layout" svg:width="17.4cm" svg:height="6.385cm" svg:x="1.8cm" svg:y="19.615cm">
          <text:p text:style-name="P2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2"><text:span text:style-name="T17">Prepare the experiment,</text:span></text:p>
          <text:p text:style-name="P2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7" draw:id="id27" draw:layer="layout" svg:width="29.6cm" svg:height="33cm" svg:x="21.6cm" svg:y="6.22cm">
          <text:p text:style-name="P2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2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4cm" svg:y="16cm">
          <text:p text:style-name="P2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19.6cm">
          <text:p text:style-name="P2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23.4cm">
          <text:p text:style-name="P2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27cm">
          <text:p text:style-name="P2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4cm" svg:y="30.4cm">
          <text:p text:style-name="P2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8" draw:id="id28" draw:layer="layout" svg:width="16.4cm" svg:height="6.385cm" svg:x="54.2cm" svg:y="19.4cm">
          <text:p text:style-name="P2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2"><text:span text:style-name="T17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9" draw:id="id29" draw:layer="layout" svg:width="11.4cm" svg:height="6.385cm" svg:x="75.2cm" svg:y="19.4cm">
          <text:p text:style-name="P2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2"><text:span text:style-name="T17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6" draw:layer="layout" draw:type="curve" svg:x1="19.2cm" svg:y1="22.807cm" svg:x2="21.6cm" svg:y2="22.72cm" draw:start-shape="id26" draw:start-glue-point="1" draw:end-shape="id27" svg:d="M19200 22807c1800 0 600-87 2400-87" svg:viewBox="0 0 2401 88">
          <text:p/>
        </draw:connector>
        <draw:connector draw:style-name="gr26" draw:text-style-name="P6" draw:layer="layout" draw:type="curve" svg:x1="51.2cm" svg:y1="22.72cm" svg:x2="51.2cm" svg:y2="22.72cm" draw:start-shape="id27" draw:end-shape="id27" svg:d="M51200 22720z" svg:viewBox="0 0 1 1">
          <text:p/>
        </draw:connector>
        <draw:connector draw:style-name="gr27" draw:text-style-name="P6" draw:layer="layout" draw:type="lines" svg:x1="51.1cm" svg:y1="22.62cm" svg:x2="54.2cm" svg:y2="22.592cm" draw:end-shape="id28" draw:end-glue-point="3" svg:d="M51100 22620l2584-28h516" svg:viewBox="0 0 3101 29">
          <text:p/>
        </draw:connector>
        <draw:line draw:style-name="gr28" draw:text-style-name="P6" draw:layer="layout" svg:x1="46.4cm" svg:y1="32cm" svg:x2="51.1cm" svg:y2="22.592cm">
          <text:p/>
        </draw:line>
        <draw:line draw:style-name="gr28" draw:text-style-name="P6" draw:layer="layout" svg:x1="46.2cm" svg:y1="28.4cm" svg:x2="51cm" svg:y2="22.492cm">
          <text:p/>
        </draw:line>
        <draw:line draw:style-name="gr28" draw:text-style-name="P6" draw:layer="layout" svg:x1="46.2cm" svg:y1="24.8cm" svg:x2="51cm" svg:y2="22.492cm">
          <text:p/>
        </draw:line>
        <draw:line draw:style-name="gr28" draw:text-style-name="P6" draw:layer="layout" svg:x1="46.2cm" svg:y1="21cm" svg:x2="51cm" svg:y2="22.492cm">
          <text:p/>
        </draw:line>
        <draw:line draw:style-name="gr28" draw:text-style-name="P6" draw:layer="layout" svg:x1="46.4cm" svg:y1="17.2cm" svg:x2="51cm" svg:y2="22.492cm">
          <text:p/>
        </draw:line>
        <draw:line draw:style-name="gr29" draw:text-style-name="P6" draw:layer="layout" svg:x1="21.6cm" svg:y1="22.72cm" svg:x2="30.4cm" svg:y2="17.2cm">
          <text:p/>
        </draw:line>
        <draw:line draw:style-name="gr29" draw:text-style-name="P6" draw:layer="layout" svg:x1="21.5cm" svg:y1="22.72cm" svg:x2="30.2cm" svg:y2="21cm">
          <text:p/>
        </draw:line>
        <draw:line draw:style-name="gr29" draw:text-style-name="P6" draw:layer="layout" svg:x1="21.5cm" svg:y1="22.72cm" svg:x2="30.2cm" svg:y2="24.8cm">
          <text:p/>
        </draw:line>
        <draw:line draw:style-name="gr29" draw:text-style-name="P6" draw:layer="layout" svg:x1="21.5cm" svg:y1="22.72cm" svg:x2="30.2cm" svg:y2="28.2cm">
          <text:p/>
        </draw:line>
        <draw:line draw:style-name="gr29" draw:text-style-name="P6" xml:id="id31" draw:id="id31" draw:layer="layout" svg:x1="21.5cm" svg:y1="22.72cm" svg:x2="30.4cm" svg:y2="31.8cm">
          <text:p/>
        </draw:line>
        <draw:connector draw:style-name="gr30" draw:text-style-name="P6" draw:layer="layout" draw:type="lines" svg:x1="70.6cm" svg:y1="22.592cm" svg:x2="75.2cm" svg:y2="22.592cm" draw:start-shape="id28" draw:start-glue-point="1" draw:end-shape="id29" draw:end-glue-point="3" svg:d="M70600 22592h516 3569 515" svg:viewBox="0 0 4601 1">
          <text:p/>
        </draw:connector>
        <draw:custom-shape draw:style-name="gr31" draw:text-style-name="P6" xml:id="id30" draw:id="id30" draw:layer="layout" svg:width="1.8cm" svg:height="1.4cm" svg:x="32.4cm" svg:y="46.8cm">
          <text:p/>
          <draw:enhanced-geometry svg:viewBox="0 0 21600 21600" draw:type="rectangle" draw:enhanced-path="M 0 0 L 21600 0 21600 21600 0 21600 0 0 Z N"/>
        </draw:custom-shape>
        <draw:connector draw:style-name="gr32" draw:text-style-name="P6" draw:layer="layout" draw:type="curve" svg:x1="62.4cm" svg:y1="25.785cm" svg:x2="34.2cm" svg:y2="47.5cm" draw:start-shape="id28" draw:start-glue-point="2" draw:end-shape="id30" draw:end-glue-point="1" svg:d="M62400 25785c0 14477-9400 21715-28200 21715" svg:viewBox="0 0 28201 21716">
          <text:p/>
        </draw:connector>
        <draw:connector draw:style-name="gr33" draw:text-style-name="P6" draw:layer="layout" draw:type="curve" draw:line-skew="-0.335cm 8.2cm -5.55cm" svg:x1="34.2cm" svg:y1="47.5cm" svg:x2="21.5cm" svg:y2="27.26cm" draw:start-shape="id30" draw:start-glue-point="1" draw:end-shape="id31" draw:end-glue-point="3" svg:d="M34200 47500c247 0 166 0-9342 0-9507 0-12583-20240-3358-20240" svg:viewBox="0 0 18310 20241">
          <text:p/>
        </draw:connector>
        <draw:frame draw:style-name="gr23" draw:text-style-name="P15" draw:layer="layout" svg:width="15.4cm" svg:height="1.83cm" svg:x="28cm" svg:y="48.2cm">
          <draw:text-box>
            <text:p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34" draw:text-style-name="P6" xml:id="id32" draw:id="id32" draw:layer="layout" svg:width="5cm" svg:height="1.8cm" svg:x="35.6cm" svg:y="3.2cm">
          <text:p text:style-name="P6">traj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33" draw:id="id33" draw:layer="layout" svg:width="5cm" svg:height="1.8cm" svg:x="28.6cm" svg:y="7.8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34" draw:id="id34" draw:layer="layout" svg:width="5cm" svg:height="1.8cm" svg:x="35.6cm" svg:y="7.8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35" draw:id="id35" draw:layer="layout" svg:width="5cm" svg:height="1.8cm" svg:x="42.6cm" svg:y="8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36" draw:id="id36" draw:layer="layout" svg:width="5cm" svg:height="1.8cm" svg:x="25.2cm" svg:y="12.6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37" draw:id="id37" draw:layer="layout" svg:width="5cm" svg:height="1.8cm" svg:x="32.8cm" svg:y="12.6cm">
          <text:p text:style-name="P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38" draw:id="id38" draw:layer="layout" svg:width="5cm" svg:height="1.8cm" svg:x="38.8cm" svg:y="12.6cm">
          <text:p text:style-name="P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39" draw:id="id39" draw:layer="layout" svg:width="5cm" svg:height="1.8cm" svg:x="46cm" svg:y="12.6cm">
          <text:p text:style-name="P6">param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40" draw:id="id40" draw:layer="layout" svg:width="5cm" svg:height="1.8cm" svg:x="24.2cm" svg:y="16.8cm">
          <text:p text:style-name="P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6" draw:layer="layout" draw:type="lines" svg:x1="38.1cm" svg:y1="5cm" svg:x2="31.1cm" svg:y2="7.8cm" draw:start-shape="id32" draw:start-glue-point="8" draw:end-shape="id33" draw:end-glue-point="4" svg:d="M38100 5000v502l-7000 1797v501" svg:viewBox="0 0 7001 2801">
          <text:p/>
        </draw:connector>
        <draw:connector draw:style-name="gr35" draw:text-style-name="P6" draw:layer="layout" draw:type="lines" svg:x1="38.1cm" svg:y1="5cm" svg:x2="38.1cm" svg:y2="7.8cm" draw:start-shape="id32" draw:start-glue-point="8" draw:end-shape="id34" draw:end-glue-point="4" svg:d="M38100 5000v502 1797 501" svg:viewBox="0 0 1 2801">
          <text:p/>
        </draw:connector>
        <draw:connector draw:style-name="gr35" draw:text-style-name="P6" draw:layer="layout" draw:type="lines" svg:x1="38.1cm" svg:y1="5cm" svg:x2="45.1cm" svg:y2="8cm" draw:start-shape="id32" draw:start-glue-point="8" draw:end-shape="id35" draw:end-glue-point="4" svg:d="M38100 5000v502l7000 1997v501" svg:viewBox="0 0 7001 3001">
          <text:p/>
        </draw:connector>
        <draw:connector draw:style-name="gr35" draw:text-style-name="P6" draw:layer="layout" draw:type="lines" svg:x1="31.1cm" svg:y1="9.6cm" svg:x2="27.7cm" svg:y2="12.6cm" draw:start-shape="id33" draw:start-glue-point="8" draw:end-shape="id36" draw:end-glue-point="4" svg:d="M31100 9600v502l-3400 1997v501" svg:viewBox="0 0 3401 3001">
          <text:p/>
        </draw:connector>
        <draw:connector draw:style-name="gr35" draw:text-style-name="P6" draw:layer="layout" draw:type="lines" svg:x1="38.1cm" svg:y1="9.6cm" svg:x2="35.3cm" svg:y2="12.6cm" draw:start-shape="id34" draw:start-glue-point="8" draw:end-shape="id37" draw:end-glue-point="4" svg:d="M38100 9600v502l-2800 1997v501" svg:viewBox="0 0 2801 3001">
          <text:p/>
        </draw:connector>
        <draw:connector draw:style-name="gr35" draw:text-style-name="P6" draw:layer="layout" draw:type="lines" svg:x1="38.1cm" svg:y1="9.6cm" svg:x2="41.3cm" svg:y2="12.6cm" draw:start-shape="id34" draw:start-glue-point="8" draw:end-shape="id38" draw:end-glue-point="4" svg:d="M38100 9600v502l3200 1997v501" svg:viewBox="0 0 3201 3001">
          <text:p/>
        </draw:connector>
        <draw:connector draw:style-name="gr35" draw:text-style-name="P6" draw:layer="layout" draw:type="lines" svg:x1="45.1cm" svg:y1="9.8cm" svg:x2="48.5cm" svg:y2="12.6cm" draw:start-shape="id35" draw:start-glue-point="8" draw:end-shape="id39" draw:end-glue-point="4" svg:d="M45100 9800v502l3400 1797v501" svg:viewBox="0 0 3401 2801">
          <text:p/>
        </draw:connector>
        <draw:connector draw:style-name="gr35" draw:text-style-name="P6" draw:layer="layout" draw:type="lines" svg:x1="27.7cm" svg:y1="14.4cm" svg:x2="26.7cm" svg:y2="16.8cm" draw:start-shape="id36" draw:start-glue-point="8" draw:end-shape="id40" draw:end-glue-point="4" svg:d="M27700 14400v502l-1000 1397v501" svg:viewBox="0 0 1001 2401">
          <text:p/>
        </draw:connector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custom-shape draw:style-name="gr34" draw:text-style-name="P16" xml:id="id41" draw:id="id41" draw:layer="layout" svg:width="5cm" svg:height="1.8cm" svg:x="35.6cm" svg:y="3.2cm">
          <text:p text:style-name="P6"><text:span text:style-name="T4">trajec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42" draw:id="id42" draw:layer="layout" svg:width="5cm" svg:height="1.8cm" svg:x="25cm" svg:y="7.8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44" draw:id="id44" draw:layer="layout" svg:width="5cm" svg:height="1.8cm" svg:x="35.6cm" svg:y="7.8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43" draw:id="id43" draw:layer="layout" svg:width="5cm" svg:height="1.8cm" svg:x="49cm" svg:y="7.8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45" draw:id="id45" draw:layer="layout" svg:width="5cm" svg:height="1.8cm" svg:x="21.8cm" svg:y="12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46" draw:id="id46" draw:layer="layout" svg:width="5cm" svg:height="1.8cm" svg:x="30cm" svg:y="12.4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xml:id="id47" draw:id="id47" draw:layer="layout" svg:width="5cm" svg:height="1.8cm" svg:x="35.6cm" svg:y="12.4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xml:id="id48" draw:id="id48" draw:layer="layout" svg:width="5cm" svg:height="1.8cm" svg:x="52.6cm" svg:y="12.4cm">
          <text:p text:style-name="P6"><text:span text:style-name="T4">para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xml:id="id50" draw:id="id50" draw:layer="layout" svg:width="5cm" svg:height="1.8cm" svg:x="19.2cm" svg:y="16.2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draw:type="curve" svg:x1="38.1cm" svg:y1="5cm" svg:x2="27.5cm" svg:y2="7.8cm" draw:start-shape="id41" draw:start-glue-point="8" draw:end-shape="id42" svg:d="M38100 5000c0 2101-10600 702-10600 2800" svg:viewBox="0 0 10601 2801">
          <text:p/>
        </draw:connector>
        <draw:connector draw:style-name="gr37" draw:text-style-name="P6" draw:layer="layout" draw:type="curve" svg:x1="38.1cm" svg:y1="5cm" svg:x2="51.5cm" svg:y2="7.8cm" draw:start-shape="id41" draw:start-glue-point="8" draw:end-shape="id43" draw:end-glue-point="4" svg:d="M38100 5000c0 2101 13400 702 13400 2800" svg:viewBox="0 0 13401 2801">
          <text:p/>
        </draw:connector>
        <draw:connector draw:style-name="gr37" draw:text-style-name="P6" draw:layer="layout" draw:type="curve" svg:x1="38.1cm" svg:y1="5cm" svg:x2="38.1cm" svg:y2="7.8cm" draw:start-shape="id41" draw:start-glue-point="8" draw:end-shape="id44" draw:end-glue-point="4" svg:d="M38100 5000v2800" svg:viewBox="0 0 1 2801">
          <text:p/>
        </draw:connector>
        <draw:connector draw:style-name="gr37" draw:text-style-name="P6" draw:layer="layout" draw:type="curve" svg:x1="27.5cm" svg:y1="9.6cm" svg:x2="24.3cm" svg:y2="12cm" draw:start-shape="id42" draw:start-glue-point="8" draw:end-shape="id45" svg:d="M27500 9600c0 1801-3200 602-3200 2400" svg:viewBox="0 0 3201 2401">
          <text:p/>
        </draw:connector>
        <draw:connector draw:style-name="gr37" draw:text-style-name="P6" draw:layer="layout" draw:type="curve" svg:x1="38.1cm" svg:y1="9.6cm" svg:x2="32.5cm" svg:y2="12.4cm" draw:start-shape="id44" draw:start-glue-point="8" draw:end-shape="id46" draw:end-glue-point="4" svg:d="M38100 9600c0 2101-5600 702-5600 2800" svg:viewBox="0 0 5601 2801">
          <text:p/>
        </draw:connector>
        <draw:connector draw:style-name="gr37" draw:text-style-name="P6" draw:layer="layout" draw:type="curve" svg:x1="38.1cm" svg:y1="9.6cm" svg:x2="38.1cm" svg:y2="12.4cm" draw:start-shape="id44" draw:start-glue-point="8" draw:end-shape="id47" svg:d="M38100 9600v2800" svg:viewBox="0 0 1 2801">
          <text:p/>
        </draw:connector>
        <draw:connector draw:style-name="gr37" draw:text-style-name="P6" draw:layer="layout" draw:type="curve" svg:x1="51.5cm" svg:y1="9.6cm" svg:x2="55.1cm" svg:y2="12.4cm" draw:start-shape="id43" draw:start-glue-point="8" draw:end-shape="id48" draw:end-glue-point="4" svg:d="M51500 9600c0 2101 3600 702 3600 2800" svg:viewBox="0 0 3601 2801">
          <text:p/>
        </draw:connector>
        <draw:custom-shape draw:style-name="gr36" draw:text-style-name="P16" xml:id="id49" draw:id="id49" draw:layer="layout" svg:width="5cm" svg:height="1.8cm" svg:x="47cm" svg:y="12.4cm">
          <text:p text:style-name="P6"><text:span text:style-name="T4">para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draw:type="curve" svg:x1="51.5cm" svg:y1="9.6cm" svg:x2="49.5cm" svg:y2="12.4cm" draw:start-shape="id43" draw:start-glue-point="8" draw:end-shape="id49" svg:d="M51500 9600c0 2101-2000 702-2000 2800" svg:viewBox="0 0 2001 2801">
          <text:p/>
        </draw:connector>
        <draw:connector draw:style-name="gr37" draw:text-style-name="P6" draw:layer="layout" draw:type="curve" svg:x1="24.3cm" svg:y1="13.8cm" svg:x2="21.7cm" svg:y2="16.2cm" draw:start-shape="id45" draw:start-glue-point="8" draw:end-shape="id50" draw:end-glue-point="4" svg:d="M24300 13800c0 1801-2600 602-2600 2400" svg:viewBox="0 0 2601 2401">
          <text:p/>
        </draw:connector>
        <draw:custom-shape draw:style-name="gr34" draw:text-style-name="P16" xml:id="id51" draw:id="id51" draw:layer="layout" svg:width="5cm" svg:height="1.8cm" svg:x="25cm" svg:y="16.2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xml:id="id52" draw:id="id52" draw:layer="layout" svg:width="5cm" svg:height="1.8cm" svg:x="25cm" svg:y="20.2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draw:type="curve" svg:x1="24.3cm" svg:y1="13.8cm" svg:x2="27.5cm" svg:y2="16.2cm" draw:start-shape="id45" draw:start-glue-point="8" draw:end-shape="id51" svg:d="M24300 13800c0 1801 3200 602 3200 2400" svg:viewBox="0 0 3201 2401">
          <text:p/>
        </draw:connector>
        <draw:connector draw:style-name="gr37" draw:text-style-name="P6" draw:layer="layout" draw:type="curve" svg:x1="27.5cm" svg:y1="18cm" svg:x2="27.5cm" svg:y2="20.2cm" draw:start-shape="id51" draw:start-glue-point="8" draw:end-shape="id52" draw:end-glue-point="4" svg:d="M27500 18000v2200" svg:viewBox="0 0 1 2201">
          <text:p/>
        </draw:connector>
        <draw:custom-shape draw:style-name="gr38" draw:text-style-name="P16" xml:id="id53" draw:id="id53" draw:layer="layout" svg:width="5cm" svg:height="1.8cm" svg:x="41.2cm" svg:y="12.4cm">
          <text:p text:style-name="P6"><text:span text:style-name="T4">l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draw:type="curve" svg:x1="38.1cm" svg:y1="9.6cm" svg:x2="43.7cm" svg:y2="12.4cm" draw:start-shape="id44" draw:start-glue-point="8" draw:end-shape="id53" draw:end-glue-point="0" svg:d="M38100 9600c0 2101 5600 702 5600 2800" svg:viewBox="0 0 5601 2801">
          <text:p/>
        </draw:connector>
        <draw:connector draw:style-name="gr39" draw:text-style-name="P6" draw:layer="layout" draw:type="curve" draw:line-skew="0.065cm" svg:x1="43.7cm" svg:y1="14.2cm" svg:x2="29.268cm" svg:y2="16.463cm" draw:start-shape="id53" draw:start-glue-point="8" draw:end-shape="id51" draw:end-glue-point="11" svg:d="M43700 14200c0 1599-14432 468-14432 2263" svg:viewBox="0 0 14433 2264">
          <text:p/>
        </draw:connector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Linienende_20_1" draw:display-name="Linienende 1" svg:viewBox="0 0 7600 0" svg:d="M0 0h760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87.300003051757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09cm" fo:text-indent="0cm"/>
      <style:text-properties fo:font-size="7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17cm" fo:text-indent="0cm"/>
      <style:text-properties fo:font-size="65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43cm" fo:text-indent="0cm"/>
      <style:text-properties fo:font-size="54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0.19999694824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  <draw:page-thumbnail draw:layer="backgroundobjects" svg:width="9.294cm" svg:height="6.564cm" svg:x="11.295cm" svg:y="2.638cm"/>
      <draw:page-thumbnail draw:layer="backgroundobjects" svg:width="9.294cm" svg:height="6.564cm" svg:x="11.295cm" svg:y="10.686cm"/>
      <draw:page-thumbnail draw:layer="backgroundobjects" svg:width="9.294cm" svg:height="6.564cm" svg:x="11.295cm" svg:y="18.734cm"/>
    </style:handout-master>
    <style:master-page style:name="Standard" style:page-layout-name="PM1" draw:style-name="Mdp1">
      <draw:frame presentation:style-name="Standard-title" draw:layer="backgroundobjects" svg:width="73.889cm" svg:height="9.584cm" svg:x="5.105cm" svg:y="3.287cm" presentation:class="title" presentation:placeholder="true">
        <draw:text-box/>
      </draw:frame>
      <draw:frame presentation:style-name="Standard-outline1" draw:layer="backgroundobjects" svg:width="72.247cm" svg:height="33.292cm" svg:x="5.105cm" svg:y="14.428cm" presentation:class="outline" presentation:placeholder="true">
        <draw:text-box/>
      </draw:frame>
      <draw:frame presentation:style-name="Mpr1" draw:text-style-name="MP1" draw:layer="backgroundobjects" svg:width="19.128cm" svg:height="3.958cm" svg:x="5.105cm" svg:y="53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3.958cm" svg:x="29.077cm" svg:y="53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8cm" svg:height="3.958cm" svg:x="59.864cm" svg:y="53.2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</meta:initial-creator>
    <meta:creation-date>2013-11-16T16:13:34</meta:creation-date>
    <dc:date>2016-02-20T09:29:40.844300847</dc:date>
    <dc:creator>robert </dc:creator>
    <meta:editing-duration>PT19H16M49S</meta:editing-duration>
    <meta:editing-cycles>9</meta:editing-cycles>
    <meta:generator>LibreOffice/4.2.8.2$Linux_X86_64 LibreOffice_project/420m0$Build-2</meta:generator>
    <meta:document-statistic meta:object-count="222"/>
  </office:meta>
</office:document-meta>
</file>